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Menlo, 'Ubuntu Mono', 'Droid Sans Mono', Consolas, monospace"/>
    <style:font-face style:name="Oxygen" svg:font-family="Oxygen, Oxygen, 'Segoe UI', 'Helvetica Neue',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d889" officeooo:paragraph-rsid="000dd889"/>
    </style:style>
    <style:style style:name="P2" style:family="paragraph" style:parent-style-name="Standard">
      <style:text-properties officeooo:rsid="000e9c2f" officeooo:paragraph-rsid="000e9c2f"/>
    </style:style>
    <style:style style:name="P3" style:family="paragraph" style:parent-style-name="Standard">
      <style:text-properties officeooo:rsid="000f8900" officeooo:paragraph-rsid="000f8900"/>
    </style:style>
    <style:style style:name="P4" style:family="paragraph" style:parent-style-name="Standard">
      <style:text-properties officeooo:rsid="001132da" officeooo:paragraph-rsid="000dd889"/>
    </style:style>
    <style:style style:name="P5" style:family="paragraph" style:parent-style-name="Standard">
      <style:text-properties officeooo:rsid="001132da" officeooo:paragraph-rsid="001132da"/>
    </style:style>
    <style:style style:name="P6" style:family="paragraph" style:parent-style-name="Standard">
      <style:text-properties officeooo:rsid="001132da" officeooo:paragraph-rsid="0012e1f1"/>
    </style:style>
    <style:style style:name="P7" style:family="paragraph" style:parent-style-name="Text_20_body">
      <style:text-properties fo:font-variant="normal" fo:text-transform="none" fo:color="#3e3e40" style:font-name="Oxygen" fo:font-size="12pt" fo:letter-spacing="normal" fo:font-style="normal" fo:font-weight="normal" officeooo:rsid="000dd889" officeooo:paragraph-rsid="000dd889"/>
    </style:style>
    <style:style style:name="P8"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9" style:family="paragraph" style:parent-style-name="Text_20_body" style:list-style-name="L1">
      <style:paragraph-properties fo:margin-left="0cm" fo:margin-right="0cm" fo:margin-top="0cm" fo:margin-bottom="0cm" loext:contextual-spacing="false" fo:line-height="160%" fo:orphans="2" fo:widows="2" fo:text-indent="0cm" style:auto-text-indent="false" fo:padding="0cm" fo:border="none"/>
    </style:style>
    <style:style style:name="T1" style:family="text">
      <style:text-properties fo:font-variant="normal" fo:text-transform="none" fo:color="#3e3e40" style:font-name="Oxygen" fo:font-size="12pt" fo:letter-spacing="normal" fo:font-style="normal" fo:font-weight="bold" loext:padding="0cm" loext:border="none"/>
    </style:style>
    <style:style style:name="T2" style:family="text">
      <style:text-properties fo:font-variant="normal" fo:text-transform="none" fo:color="#3e3e40" style:font-name="Oxygen" fo:font-size="12pt" fo:letter-spacing="normal" fo:font-style="normal" fo:font-weight="normal"/>
    </style:style>
    <style:style style:name="T3" style:family="text">
      <style:text-properties fo:font-variant="normal" fo:text-transform="none" fo:color="#3e3e40" style:font-name="inherit" fo:font-size="12pt" fo:letter-spacing="normal" fo:font-style="normal" fo:font-weight="normal"/>
    </style:style>
    <style:style style:name="T4" style:family="text">
      <style:text-properties fo:font-variant="normal" fo:text-transform="none" fo:color="#f65a5b" style:text-line-through-style="none" style:text-line-through-type="none" style:font-name="inherit" fo:font-size="12pt" fo:letter-spacing="normal" fo:font-style="normal" style:text-underline-style="none" fo:font-weight="normal" style:text-blinking="false" loext:padding="0cm" loext:border="none"/>
    </style:style>
    <style:style style:name="T5" style:family="text">
      <style:text-properties fo:font-variant="normal" fo:text-transform="none" fo:color="#f65a5b" style:text-line-through-style="none" style:text-line-through-type="none" style:font-name="Oxygen" fo:font-size="12pt" fo:letter-spacing="normal" fo:font-style="normal" style:text-underline-style="none" fo:font-weight="normal" style:text-blinking="false" loext:padding="0cm" loext:border="none"/>
    </style:style>
    <style:style style:name="T6" style:family="text">
      <style:text-properties fo:font-variant="normal" fo:text-transform="none" fo:color="#204056" style:font-name="Monaco" fo:font-size="12pt" fo:letter-spacing="normal" fo:font-style="normal" fo:font-weight="normal" fo:background-color="#d4d5d6" loext:char-shading-value="0" loext:padding="0cm" loext:border="none"/>
    </style:style>
    <style:style style:name="T7" style:family="text">
      <style:text-properties officeooo:rsid="000e9c2f"/>
    </style:style>
    <style:style style:name="T8" style:family="text">
      <style:text-properties officeooo:rsid="000f8900"/>
    </style:style>
    <style:style style:name="T9" style:family="text">
      <style:text-properties officeooo:rsid="001132da"/>
    </style:style>
    <style:style style:name="T10" style:family="text">
      <style:text-properties officeooo:rsid="0012e1f1"/>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ploy a website using Jekyll, Gem &amp; Git:</text:p>
      <text:p text:style-name="P1"/>
      <text:p text:style-name="P2">This is run in command line, so assuming linux as ls &amp; cd commands are being used.</text:p>
      <text:p text:style-name="P1"/>
      <text:p text:style-name="P1"/>
      <text:p text:style-name="P1">1.) <text:span text:style-name="T7">Install Jekyll</text:span><text:line-break/> <text:span text:style-name="T7">- </text:span>gem install jekyll</text:p>
      <text:p text:style-name="P1"/>
      <text:p text:style-name="P3">2.) create a new Jekyll directory</text:p>
      <text:p text:style-name="P3"><text:tab/>jekyll new &lt;directory&gt;</text:p>
      <text:p text:style-name="P3"/>
      <text:p text:style-name="P2">2.) <text:s/><text:span text:style-name="T8">cd into new Jekyll directory</text:span></text:p>
      <text:p text:style-name="P2"><text:tab/><text:span text:style-name="T9">cd &lt;directory&gt;</text:span></text:p>
      <text:p text:style-name="P3">3.) start the website</text:p>
      <text:p text:style-name="P3"><text:tab/>- jekyll serve</text:p>
      <text:p text:style-name="P3"/>
      <text:p text:style-name="P5">4.) have a github account and repository</text:p>
      <text:p text:style-name="P5"/>
      <text:p text:style-name="P5">5.) create a github working directory</text:p>
      <text:p text:style-name="P5"><text:tab/>git init</text:p>
      <text:p text:style-name="P5"/>
      <text:p text:style-name="P5">6.) Add github website to remote list</text:p>
      <text:p text:style-name="P5"><text:tab/>git remote add origin https://github.com/your-user-name/your-repo-name.github.io.git</text:p>
      <text:p text:style-name="P3"><text:tab/><text:span text:style-name="T9">(if you add the wrong one, this can be removed with git remote rm &lt;address&gt; </text:span></text:p>
      <text:p text:style-name="P5">7.) confirm this worked by using</text:p>
      <text:p text:style-name="P5"><text:tab/>git remote -v</text:p>
      <text:p text:style-name="P5"/>
      <text:p text:style-name="P5">8.) Do the normal process of adding files to staging area</text:p>
      <text:p text:style-name="P5"><text:tab/>git add &lt;file&gt; or <text:s/>git add &lt;directory&gt;</text:p>
      <text:p text:style-name="P5"><text:s text:c="5"/>then push to local repo with</text:p>
      <text:p text:style-name="P5"><text:tab/>git commit -m “message about why”</text:p>
      <text:p text:style-name="P5"/>
      <text:p text:style-name="P6">9.) <text:span text:style-name="T10">Push the local repo to Github using </text:span></text:p>
      <text:p text:style-name="P6"><text:span text:style-name="T10"><text:tab/>git push -u origin master</text:span></text:p>
      <text:p text:style-name="P1"/>
      <text:p text:style-name="P7">It's important to understand Jekyll's default directory structure and contents of your site:</text:p>
      <text:list xml:id="list1485983963" text:style-name="L1">
        <text:list-item>
          <text:p text:style-name="P9"><text:span text:style-name="Strong_20_Emphasis"><text:span text:style-name="T1">_config.yml</text:span></text:span><text:span text:style-name="T3"> - This is a configuration file that contains many values that need to be edited only once. These values are used across your site, for example, your site's title, your e-mail, and more. Note that this is a </text:span><text:span text:style-name="Strong_20_Emphasis"><text:span text:style-name="T1">.yml</text:span></text:span><text:span text:style-name="T3"> file, which you can learn more about </text:span><text:a xlink:type="simple" xlink:href="http://www.yaml.org/start.html" office:target-frame-name="_blank" xlink:show="new" text:style-name="Internet_20_link" text:visited-style-name="Visited_20_Internet_20_Link"><text:span text:style-name="T4">here</text:span></text:a><text:span text:style-name="T3">.</text:span></text:p>
        </text:list-item>
        <text:list-item>
          <text:p text:style-name="P9"><text:span text:style-name="Strong_20_Emphasis"><text:span text:style-name="T1">_includes/</text:span></text:span><text:span text:style-name="T3"> - This directory contains all the partials (code templates that keep you from repeating your code over and over) that your site uses to load common components, like the header and the footer.</text:span></text:p>
        </text:list-item>
        <text:list-item>
          <text:p text:style-name="P9"><text:soft-page-break/><text:span text:style-name="Strong_20_Emphasis"><text:span text:style-name="T1">_posts/</text:span></text:span><text:span text:style-name="T3"> - This directory is where </text:span><text:a xlink:type="simple" xlink:href="https://en.wikipedia.org/wiki/Blog" office:target-frame-name="_blank" xlink:show="new" text:style-name="Internet_20_link" text:visited-style-name="Visited_20_Internet_20_Link"><text:span text:style-name="T4">blog posts</text:span></text:a><text:span text:style-name="T3"> are stored. New blog posts can be added and will be rendered with the site's styling, as long as the file name follows Jekyll's standard naming convention.</text:span></text:p>
        </text:list-item>
        <text:list-item>
          <text:p text:style-name="P9"><text:span text:style-name="Strong_20_Emphasis"><text:span text:style-name="T1">_layouts/</text:span></text:span><text:span text:style-name="T3"> - This directory contains templates that are used to style certain types of posts within the site. For example, new blog posts will use the HTML layout defined in </text:span><text:span text:style-name="Source_20_Text"><text:span text:style-name="T6">post.html</text:span></text:span><text:span text:style-name="T3">.</text:span></text:p>
        </text:list-item>
      </text:list>
      <text:p text:style-name="P8"><text:span text:style-name="T2">You can learn more about the Jekyll directory structure </text:span><text:a xlink:type="simple" xlink:href="https://jekyllrb.com/docs/structure/" office:target-frame-name="_blank" xlink:show="new" text:style-name="Internet_20_link" text:visited-style-name="Visited_20_Internet_20_Link"><text:span text:style-name="T5">here</text:span></text:a><text:span text:style-name="T2">.</text:span><text:span text:style-name="T3"> </text:span></text:p>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 svg:font-family="Monaco, Menlo, 'Ubuntu Mono', 'Droid Sans Mono', Consolas, monospace"/>
    <style:font-face style:name="Oxygen" svg:font-family="Oxygen, Oxygen, 'Segoe UI', 'Helvetica Neue',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6:34:24.657000000</meta:creation-date>
    <dc:date>2017-06-21T19:05:04.316000000</dc:date>
    <meta:editing-duration>PT6M14S</meta:editing-duration>
    <meta:editing-cycles>2</meta:editing-cycles>
    <meta:generator>LibreOffice/5.3.3.2$Windows_x86 LibreOffice_project/3d9a8b4b4e538a85e0782bd6c2d430bafe583448</meta:generator>
    <meta:document-statistic meta:table-count="0" meta:image-count="0" meta:object-count="0" meta:page-count="2" meta:paragraph-count="29" meta:word-count="325" meta:character-count="1875" meta:non-whitespace-character-count="1562"/>
  </office:meta>
</office:document-meta>
</file>